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3fb0"/>
    </style:style>
    <style:style style:name="P2" style:family="paragraph" style:parent-style-name="Text_20_body">
      <style:paragraph-properties fo:margin-left="1.251cm" fo:text-indent="0cm" style:auto-text-indent="false"/>
      <style:text-properties officeooo:paragraph-rsid="000e3fb0"/>
    </style:style>
    <style:style style:name="P3" style:family="paragraph" style:parent-style-name="Text_20_body">
      <style:paragraph-properties fo:margin-left="1.251cm" fo:text-indent="0cm" style:auto-text-indent="false"/>
      <style:text-properties officeooo:rsid="000f5728" officeooo:paragraph-rsid="000f5728"/>
    </style:style>
    <style:style style:name="P4" style:family="paragraph" style:parent-style-name="Text_20_body">
      <style:paragraph-properties fo:margin-left="1.251cm" fo:text-indent="0cm" style:auto-text-indent="false"/>
      <style:text-properties officeooo:rsid="000fdb47" officeooo:paragraph-rsid="000fdb47"/>
    </style:style>
    <style:style style:name="P5" style:family="paragraph" style:parent-style-name="Text_20_body">
      <style:paragraph-properties fo:margin-left="1.251cm" fo:text-indent="0cm" style:auto-text-indent="false"/>
      <style:text-properties officeooo:rsid="00112b82" officeooo:paragraph-rsid="00112b82"/>
    </style:style>
    <style:style style:name="P6" style:family="paragraph" style:parent-style-name="Text_20_body">
      <style:paragraph-properties fo:margin-left="1.251cm" fo:text-indent="0cm" style:auto-text-indent="false"/>
      <style:text-properties officeooo:rsid="00163630" officeooo:paragraph-rsid="00163630"/>
    </style:style>
    <style:style style:name="T1" style:family="text">
      <style:text-properties officeooo:rsid="000c0272"/>
    </style:style>
    <style:style style:name="T2" style:family="text">
      <style:text-properties officeooo:rsid="000e3fb0"/>
    </style:style>
    <style:style style:name="T3" style:family="text">
      <style:text-properties officeooo:rsid="000fdb47"/>
    </style:style>
    <style:style style:name="T4" style:family="text">
      <style:text-properties officeooo:rsid="00112b82"/>
    </style:style>
    <style:style style:name="T5" style:family="text">
      <style:text-properties officeooo:rsid="0012a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hen you are caught with protected fish:</text:span></text:p>
      <text:p text:style-name="P2"><text:span text:style-name="T2">(Idea 1) </text:span>“<text:span text:style-name="T1">No, no, this won’t do… / Some of these fish are a protected species.” (to themselves) “bloody dragons, the greedy sons of pigs!” (to the dragon again) “I’m afraid you’re coming with me, sir. Poaching is a serious offence.”</text:span></text:p>
      <text:p text:style-name="P3">(Idea 2) “<text:span text:style-name="T3">Oh no no no. Looks like you can fish a lot better than you can read. Catch &amp; release protected fish, the sign says. / I’m afraid protocol mandates you come with me.”</text:span></text:p>
      <text:p text:style-name="P4">(Idea 3) “<text:span text:style-name="T4">Oh bloody hell…you’ve been a *bad* dragon”</text:span></text:p>
      <text:p text:style-name="P5">(Idea 4) “<text:span text:style-name="T5">Uhm... sir? / You can’t catch those fish. It’s not allowed (sweat forms on the fisheries fish) / If you’d be so kind, sir, to come with me..?” (the dragon obliges)</text:span></text:p>
      <text:p text:style-name="P6">(Idea 5) “WHAT IN THE MARIANA TRENCH DO YOU THINK YOU’RE DOING?! CATCHING PROTECTED FISH? THE *NERVE* OF PEOPLE THESE DAYS! YOU’RE COMING WITH ME OR I’LL HAVE YOU DRAWN AND QUARTERED!”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48:57.979946871</meta:creation-date>
    <dc:date>2024-08-17T15:35:18.526826949</dc:date>
    <meta:editing-duration>PT2H46M14S</meta:editing-duration>
    <meta:editing-cycles>12</meta:editing-cycles>
    <meta:generator>LibreOffice/24.2.5.2$Linux_X86_64 LibreOffice_project/bffef4ea93e59bebbeaf7f431bb02b1a39ee8a59</meta:generator>
    <meta:document-statistic meta:table-count="0" meta:image-count="0" meta:object-count="0" meta:page-count="1" meta:paragraph-count="6" meta:word-count="157" meta:character-count="856" meta:non-whitespace-character-count="705"/>
  </office:meta>
</office:document-meta>
</file>